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pañer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né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Correo Electrónico</text:p>
          </table:table-cell>
          <table:table-cell office:value-type="string" table:style-name="ce1">
            <text:p>Provincia</text:p>
          </table:table-cell>
          <table:table-cell office:value-type="string" table:style-name="ce1">
            <text:p>Cantón</text:p>
          </table:table-cell>
          <table:table-cell office:value-type="string" table:style-name="ce1">
            <text:p>Distrito</text:p>
          </table:table-cell>
          <table:table-cell office:value-type="string" table:style-name="ce1">
            <text:p>Materia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Fecha De Nacimiento</text:p>
          </table:table-cell>
          <table:table-cell office:value-type="string" table:style-name="ce1">
            <text:p>Géner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0832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Paniagua</text:p>
          </table:table-cell>
          <table:table-cell office:value-type="string" table:style-name="ce1">
            <text:p>83830898</text:p>
          </table:table-cell>
          <table:table-cell office:value-type="string" table:style-name="ce1">
            <text:p>daenpa11@hot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hatillo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Paniagua 20170220_135934.jpg</text:p>
          </table:table-cell>
          <table:table-cell office:value-type="date" office:date-value="2001-03-11T00:00:00" table:style-name="ce2">
            <text:p>11/03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08330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85207945</text:p>
          </table:table-cell>
          <table:table-cell office:value-type="string" table:style-name="ce1">
            <text:p>ajrm243@gmail.com</text:p>
          </table:table-cell>
          <table:table-cell office:value-type="string" table:style-name="ce1">
            <text:p>Sna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Las Gravilias</text:p>
          </table:table-cell>
          <table:table-cell office:value-type="string" table:style-name="ce1">
            <text:p>Fisica Matematica</text:p>
          </table:table-cell>
          <table:table-cell office:value-type="string" table:style-name="ce1">
            <text:p>Adrian.jpg</text:p>
          </table:table-cell>
          <table:table-cell office:value-type="date" office:date-value="2001-03-24T00:00:00" table:style-name="ce2">
            <text:p>24/03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478</text:p>
          </table:table-cell>
          <table:table-cell office:value-type="string" table:style-name="ce1">
            <text:p>Yamil</text:p>
          </table:table-cell>
          <table:table-cell office:value-type="string" table:style-name="ce1">
            <text:p>Arias</text:p>
          </table:table-cell>
          <table:table-cell office:value-type="string" table:style-name="ce1">
            <text:p>84165220</text:p>
          </table:table-cell>
          <table:table-cell office:value-type="string" table:style-name="ce1">
            <text:p>yamilarias14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Poás</text:p>
          </table:table-cell>
          <table:table-cell office:value-type="string" table:style-name="ce1">
            <text:p>Aserrí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Yamil 20170220_135951.jpg</text:p>
          </table:table-cell>
          <table:table-cell office:value-type="date" office:date-value="2002-01-14T00:00:00" table:style-name="ce2">
            <text:p>14/01/2002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471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Monge</text:p>
          </table:table-cell>
          <table:table-cell office:value-type="string" table:style-name="ce1">
            <text:p>85923338</text:p>
          </table:table-cell>
          <table:table-cell office:value-type="string" table:style-name="ce1">
            <text:p>sermongecortes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Alajuelita</text:p>
          </table:table-cell>
          <table:table-cell office:value-type="string" table:style-name="ce1">
            <text:p>Lagunilla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Sergio.jpg</text:p>
          </table:table-cell>
          <table:table-cell office:value-type="date" office:date-value="2001-04-08T00:00:00" table:style-name="ce2">
            <text:p>08/04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12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Picado</text:p>
          </table:table-cell>
          <table:table-cell office:value-type="string" table:style-name="ce1">
            <text:p>86739795</text:p>
          </table:table-cell>
          <table:table-cell office:value-type="string" table:style-name="ce1">
            <text:p>jeffreypz11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San Juan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garen.jpg</text:p>
          </table:table-cell>
          <table:table-cell office:value-type="date" office:date-value="2001-01-10T00:00:00" table:style-name="ce2">
            <text:p>10/01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31</text:p>
          </table:table-cell>
          <table:table-cell office:value-type="string" table:style-name="ce1">
            <text:p>Willy</text:p>
          </table:table-cell>
          <table:table-cell office:value-type="string" table:style-name="ce1">
            <text:p>Aguilar</text:p>
          </table:table-cell>
          <table:table-cell office:value-type="string" table:style-name="ce1">
            <text:p>85064808</text:p>
          </table:table-cell>
          <table:table-cell office:value-type="string" table:style-name="ce1">
            <text:p>wil-19-60@live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Escazú</text:p>
          </table:table-cell>
          <table:table-cell office:value-type="string" table:style-name="ce1">
            <text:p>Guachipelin</text:p>
          </table:table-cell>
          <table:table-cell office:value-type="string" table:style-name="ce1">
            <text:p>InfoGraf</text:p>
          </table:table-cell>
          <table:table-cell office:value-type="string" table:style-name="ce1">
            <text:p>willy.jpg</text:p>
          </table:table-cell>
          <table:table-cell office:value-type="date" office:date-value="2001-08-11T00:00:00" table:style-name="ce2">
            <text:p>11/08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39</text:p>
          </table:table-cell>
          <table:table-cell office:value-type="string" table:style-name="ce1">
            <text:p>Mariana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61343099</text:p>
          </table:table-cell>
          <table:table-cell office:value-type="string" table:style-name="ce1">
            <text:p>nanahs0708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Escazú</text:p>
          </table:table-cell>
          <table:table-cell office:value-type="string" table:style-name="ce1">
            <text:p>San Antnio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Mariana 20170220_135918.jpg</text:p>
          </table:table-cell>
          <table:table-cell office:value-type="date" office:date-value="2001-08-07T00:00:00" table:style-name="ce2">
            <text:p>07/08/2001</text:p>
          </table:table-cell>
          <table:table-cell office:value-type="string" table:style-name="ce1">
            <text:p>Femen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42</text:p>
          </table:table-cell>
          <table:table-cell office:value-type="string" table:style-name="ce1">
            <text:p>Andrés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84598893</text:p>
          </table:table-cell>
          <table:table-cell office:value-type="string" table:style-name="ce1">
            <text:p>andmm24@hot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Escazú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andres.png</text:p>
          </table:table-cell>
          <table:table-cell office:value-type="date" office:date-value="2001-10-24T00:00:00" table:style-name="ce2">
            <text:p>24/10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55</text:p>
          </table:table-cell>
          <table:table-cell office:value-type="string" table:style-name="ce1">
            <text:p>Raquel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84910903</text:p>
          </table:table-cell>
          <table:table-cell office:value-type="string" table:style-name="ce1">
            <text:p>raquelrojascastillo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Calle Fallas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raquel.jpg</text:p>
          </table:table-cell>
          <table:table-cell office:value-type="date" office:date-value="2001-10-25T00:00:00" table:style-name="ce2">
            <text:p>25/10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57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Fallas</text:p>
          </table:table-cell>
          <table:table-cell office:value-type="string" table:style-name="ce1">
            <text:p>88210530</text:p>
          </table:table-cell>
          <table:table-cell office:value-type="string" table:style-name="ce1">
            <text:p>Danif08@hot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Asserri</text:p>
          </table:table-cell>
          <table:table-cell office:value-type="string" table:style-name="ce1">
            <text:p>Aserri Centro</text:p>
          </table:table-cell>
          <table:table-cell office:value-type="string" table:style-name="ce1">
            <text:p>Ingles</text:p>
          </table:table-cell>
          <table:table-cell office:value-type="string" table:style-name="ce1">
            <text:p>Daniela Fallas 20170220_135750.jpg</text:p>
          </table:table-cell>
          <table:table-cell office:value-type="date" office:date-value="2001-06-08T00:00:00" table:style-name="ce2">
            <text:p>08/06/2001</text:p>
          </table:table-cell>
          <table:table-cell office:value-type="string" table:style-name="ce1">
            <text:p>Femen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63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86218751</text:p>
          </table:table-cell>
          <table:table-cell office:value-type="string" table:style-name="ce1">
            <text:p>luigigs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Centro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l.jpg</text:p>
          </table:table-cell>
          <table:table-cell office:value-type="date" office:date-value="2001-02-24T00:00:00" table:style-name="ce2">
            <text:p>24/02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72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Hidalgo</text:p>
          </table:table-cell>
          <table:table-cell office:value-type="string" table:style-name="ce1">
            <text:p>83484477</text:p>
          </table:table-cell>
          <table:table-cell office:value-type="string" table:style-name="ce1">
            <text:p>kren231001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Alajuelita</text:p>
          </table:table-cell>
          <table:table-cell office:value-type="string" table:style-name="ce1">
            <text:p>san Felipe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karen.jpg</text:p>
          </table:table-cell>
          <table:table-cell office:value-type="date" office:date-value="2001-10-23T00:00:00" table:style-name="ce2">
            <text:p>23/10/2001</text:p>
          </table:table-cell>
          <table:table-cell office:value-type="string" table:style-name="ce1">
            <text:p>Femen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087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85339683</text:p>
          </table:table-cell>
          <table:table-cell office:value-type="string" table:style-name="ce1">
            <text:p>davidafg17@hot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Centro</text:p>
          </table:table-cell>
          <table:table-cell office:value-type="string" table:style-name="ce1">
            <text:p>Religión</text:p>
          </table:table-cell>
          <table:table-cell office:value-type="string" table:style-name="ce1">
            <text:p>Dereck 20160615_191014.jpg</text:p>
          </table:table-cell>
          <table:table-cell office:value-type="date" office:date-value="2001-12-17T00:00:00" table:style-name="ce2">
            <text:p>17/12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103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Guillen</text:p>
          </table:table-cell>
          <table:table-cell office:value-type="string" table:style-name="ce1">
            <text:p>70417403</text:p>
          </table:table-cell>
          <table:table-cell office:value-type="string" table:style-name="ce1">
            <text:p>je.gd.26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Coronad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ekko.jpg</text:p>
          </table:table-cell>
          <table:table-cell office:value-type="date" office:date-value="2001-09-26T00:00:00" table:style-name="ce2">
            <text:p>26/09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118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alazar</text:p>
          </table:table-cell>
          <table:table-cell office:value-type="string" table:style-name="ce1">
            <text:p>63336376</text:p>
          </table:table-cell>
          <table:table-cell office:value-type="string" table:style-name="ce1">
            <text:p>dani25-salazar@hot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Estudios Sociales</text:p>
          </table:table-cell>
          <table:table-cell office:value-type="string" table:style-name="ce1">
            <text:p>cachetes.jpg</text:p>
          </table:table-cell>
          <table:table-cell office:value-type="date" office:date-value="2001-08-25T00:00:00" table:style-name="ce2">
            <text:p>25/08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130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Alfaro</text:p>
          </table:table-cell>
          <table:table-cell office:value-type="string" table:style-name="ce1">
            <text:p>86117317</text:p>
          </table:table-cell>
          <table:table-cell office:value-type="string" table:style-name="ce1">
            <text:p>minalfaro15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San Sebastian</text:p>
          </table:table-cell>
          <table:table-cell office:value-type="string" table:style-name="ce1">
            <text:p>ingles</text:p>
          </table:table-cell>
          <table:table-cell office:value-type="string" table:style-name="ce1">
            <text:p>Momo 20170220_135927.jpg</text:p>
          </table:table-cell>
          <table:table-cell office:value-type="date" office:date-value="2001-06-22T00:00:00" table:style-name="ce2">
            <text:p>22/06/2001</text:p>
          </table:table-cell>
          <table:table-cell office:value-type="string" table:style-name="ce1">
            <text:p>Femen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135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Ulecia</text:p>
          </table:table-cell>
          <table:table-cell office:value-type="string" table:style-name="ce1">
            <text:p>87646824</text:p>
          </table:table-cell>
          <table:table-cell office:value-type="string" table:style-name="ce1">
            <text:p>georgeule12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Desamparados</text:p>
          </table:table-cell>
          <table:table-cell office:value-type="string" table:style-name="ce1">
            <text:p>Paso Ancho</text:p>
          </table:table-cell>
          <table:table-cell office:value-type="string" table:style-name="ce1">
            <text:p>Física Matematica</text:p>
          </table:table-cell>
          <table:table-cell office:value-type="string" table:style-name="ce1">
            <text:p>george.jpg</text:p>
          </table:table-cell>
          <table:table-cell office:value-type="date" office:date-value="2001-06-30T00:00:00" table:style-name="ce2">
            <text:p>30/06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4197</text:p>
          </table:table-cell>
          <table:table-cell office:value-type="string" table:style-name="ce1">
            <text:p>Dylan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85805157</text:p>
          </table:table-cell>
          <table:table-cell office:value-type="string" table:style-name="ce1">
            <text:p>dylantr2001@gmail.com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San Sebastian</text:p>
          </table:table-cell>
          <table:table-cell office:value-type="string" table:style-name="ce1">
            <text:p>Matematica</text:p>
          </table:table-cell>
          <table:table-cell office:value-type="string" table:style-name="ce1">
            <text:p>c4nc3r.jpg</text:p>
          </table:table-cell>
          <table:table-cell office:value-type="date" office:date-value="2001-08-08T00:00:00" table:style-name="ce2">
            <text:p>08/08/2001</text:p>
          </table:table-cell>
          <table:table-cell office:value-type="string" table:style-name="ce1">
            <text:p>Masculino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  <table:named-expressions>
        <table:named-range table:name="Compañeros" table:cell-range-address="Compañeros.$A$1:Compañeros.$L$19" table:base-cell-address="Compañer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ISCO</meta:initial-creator>
    <dc:creator>CISCO</dc:creator>
    <meta:creation-date>2017-09-11T20:46:22Z</meta:creation-date>
    <dc:date>2017-09-11T20:47:10Z</dc:date>
  </office:meta>
</office:document-meta>
</file>